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42ce" officeooo:paragraph-rsid="000042ce"/>
    </style:style>
    <style:style style:name="P2" style:family="paragraph" style:parent-style-name="Standard">
      <style:text-properties officeooo:rsid="0001e2d6" officeooo:paragraph-rsid="0001e2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e conjunto de datos (ml-20m) describe la calificación de 5 estrellas y la actividad de etiquetado de texto libre de MovieLens, un servicio de recomendación de películas. Contiene 20000263 clasificaciones y 465564 aplicaciones de etiquetas en 27278 películas. Estos datos fueron creados por 138493 usuarios entre el 09 de enero de 1995 y el 31 de marzo de 2015. Este conjunto de datos se generó el 17 de octubre de 2016.</text:p>
      <text:p text:style-name="P1"/>
      <text:p text:style-name="P1">Los usuarios fueron seleccionados al azar para su inclusión. Todos los usuarios seleccionados habían calificado al menos 20 películas. No se incluye información demográfica. Cada usuario está representado por una identificación y no se proporciona ninguna otra información.</text:p>
      <text:p text:style-name="P1"/>
      <text:p text:style-name="P1">Los datos están contenidos en seis archivos, genome-score.csv, genome-tags.csv, links.csv, movies.csv, ratings.csv y tags.csv. A continuación se detallan más detalles sobre el contenido y el uso de todos estos archivos.</text:p>
      <text:p text:style-name="P1"/>
      <text:p text:style-name="P1">Este y otros conjuntos de datos de GroupLens están disponibles para su descarga pública en <text:a xlink:type="simple" xlink:href="http://grouplens.org/datasets/">http://grouplens.org/datasets/</text:a>.</text:p>
      <text:p text:style-name="P1"/>
      <text:p text:style-name="P2">Los usuarios de MovieLens fueron seleccionados al azar para su inclusión. Sus identificaciones han sido anonimizadas. Los ID de usuario son consistentes entre ratings.csv y tags.csv (es decir, la misma identificación se refiere al mismo usuario en los dos archivo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6:06:56.720698325</meta:creation-date>
    <dc:date>2019-09-23T16:50:01.456420489</dc:date>
    <meta:editing-duration>PT42M26S</meta:editing-duration>
    <meta:editing-cycles>2</meta:editing-cycles>
    <meta:generator>LibreOffice/4.2.8.2$Linux_X86_64 LibreOffice_project/420m0$Build-2</meta:generator>
    <meta:document-statistic meta:table-count="0" meta:image-count="0" meta:object-count="0" meta:page-count="1" meta:paragraph-count="5" meta:word-count="195" meta:character-count="1302" meta:non-whitespace-character-count="1112"/>
  </office:meta>
</office:document-meta>
</file>